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7.1000003814697pt" style:font-size-asian="15pt" style:font-size-complex="17.1000003814697pt"/>
    </style:style>
    <style:style style:name="P2" style:family="paragraph" style:parent-style-name="Standard">
      <style:paragraph-properties fo:text-align="start" style:justify-single-word="false"/>
      <style:text-properties fo:font-size="17.1000003814697pt" style:font-size-asian="15pt" style:font-size-complex="17.100000381469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iftBuch读书笔记模块功能设计</text:p>
      <text:p text:style-name="P1"/>
      <text:p text:style-name="P2">一、功能概述</text:p>
      <text:p text:style-name="P2"><text:s text:c="7"/>模块用于网站用户编辑、发布读书笔记。当用户接收到漂来的书以后，通过发布读书笔记的方式在网站确认漂书行动的进展。此外，浏览网站的用户在搜索图书，查阅图书信息的同时，也可以阅读该书相关的读书笔记，进一步了解所感兴趣的图书，以及了解阅读了同一本书的书友。</text:p>
      <text:p text:style-name="P2"/>
      <text:p text:style-name="P2">二、数据模型与操作说明</text:p>
      <text:p text:style-name="P2"><text:s text:c="7"/>模块所涉及到的数据模型有两个，一个是读书笔记，一个是笔记评论。笔记评论采用django自带的comment app，这里主要说明读书笔记的数据模型。</text:p>
      <text:p text:style-name="P2"/>
      <text:p text:style-name="P2">读书笔记数据模型</text:p>
      <text:p text:style-name="P2"/>
      <text:p text:style-name="P2"><text:s text:c="7"/>book：integer，</text:p>
      <text:p text:style-name="P2"><text:s text:c="7"/>user：integer，</text:p>
      <text:p text:style-name="P2"><text:s text:c="7"/>title：string，</text:p>
      <text:p text:style-name="P2"><text:s text:c="7"/>pub_date：date，</text:p>
      <text:p text:style-name="P2"><text:s text:c="7"/>content：string</text:p>
      <text:p text:style-name="P2"/>
      <text:p text:style-name="P2">操作说明</text:p>
      <text:p text:style-name="P2"/>
      <text:p text:style-name="P2">图书笔记编辑发布操作</text:p>
      <text:p text:style-name="P2"><text:s text:c="7"/>用户可以查看到自己接受了哪些图书漂流过来，在图书查阅页面有发布读书笔记的链接，通过该链接跳转至读书笔记编辑页面，用户在笔记编辑完成以后，点击保存发布按钮将笔记发布出去，同时将会修改图书状态。</text:p>
      <text:p text:style-name="P2"/>
      <text:p text:style-name="P2">笔记评论操作</text:p>
      <text:p text:style-name="P2"><text:s text:c="7"/>用户在浏览阅读笔记的时候，还可以发布自己的评论，与发布者进行<text:soft-page-break/>互动交流。该操作使用django自带的comment app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g Chao</meta:initial-creator>
    <meta:creation-date>2012-09-23T06:44:05</meta:creation-date>
    <dc:date>2012-09-23T09:07:49</dc:date>
    <dc:creator>Deng Chao</dc:creator>
    <meta:editing-duration>PT1H8M33S</meta:editing-duration>
    <meta:editing-cycles>2</meta:editing-cycles>
    <meta:generator>LibreOffice/3.5$Linux_X86_64 LibreOffice_project/350m1$Build-403</meta:generator>
    <meta:document-statistic meta:table-count="0" meta:image-count="0" meta:object-count="0" meta:page-count="2" meta:paragraph-count="16" meta:word-count="178" meta:character-count="548" meta:non-whitespace-character-count="560"/>
  </office:meta>
</office:document-meta>
</file>